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5000001B2344785C8EABFCDB1.png" manifest:media-type="image/png"/>
  <manifest:file-entry manifest:full-path="Pictures/100000000000029A00000198794C7A60D6FF72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10.414cm" draw:z-index="1"><draw:image xlink:href="Pictures/100000000000029A00000198794C7A60D6FF721A.png" xlink:type="simple" xlink:show="embed" xlink:actuate="onLoad"/></draw:frame></text:p>
      <text:p text:style-name="Standard"/>
      <text:p text:style-name="Standard"><draw:frame draw:style-name="fr2" draw:name="Image2" text:anchor-type="paragraph" svg:x="0.159cm" svg:y="3.182cm" svg:width="16.63cm" svg:height="11.772cm" draw:z-index="0"><draw:image xlink:href="Pictures/1000000000000265000001B2344785C8EABFCD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4:04:42.367504636</meta:creation-date>
    <dc:date>2016-10-23T05:00:18.901249397</dc:date>
    <meta:editing-duration>PT7M24S</meta:editing-duration>
    <meta:editing-cycles>3</meta:editing-cycles>
    <meta:generator>LibreOffice/5.0.6.2$Linux_X86_64 LibreOffice_project/0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